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Arial" fo:font-size="12pt" officeooo:paragraph-rsid="000af47c" style:font-size-asian="12pt" style:font-size-complex="12pt"/>
    </style:style>
    <style:style style:name="P3" style:family="paragraph" style:parent-style-name="Frame_20_contents">
      <style:paragraph-properties fo:text-align="start" style:justify-single-word="false"/>
      <style:text-properties style:font-name="Arial" fo:font-size="12pt" fo:font-weight="bold" officeooo:rsid="000c67fa" officeooo:paragraph-rsid="000af47c"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style:font-name="arial" fo:font-size="12pt" officeooo:paragraph-rsid="000af47c" style:font-size-asian="12pt" style:font-size-complex="12pt"/>
    </style:style>
    <style:style style:name="P5" style:family="paragraph" style:parent-style-name="UrbanBody">
      <style:text-properties style:font-name="arial"/>
    </style:style>
    <style:style style:name="P6" style:family="paragraph" style:parent-style-name="UrbanBody">
      <style:text-properties style:font-name="arial" fo:font-size="12pt" style:font-size-asian="12pt" style:font-size-complex="12pt"/>
    </style:style>
    <style:style style:name="P7" style:family="paragraph" style:parent-style-name="Standard">
      <style:paragraph-properties fo:text-align="start" style:justify-single-word="false"/>
      <style:text-properties style:font-name="Arial" fo:font-size="11pt" officeooo:paragraph-rsid="000af47c" style:font-size-asian="11pt" style:font-size-complex="11pt"/>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af47c" style:font-size-asian="10pt" style:font-size-complex="10pt"/>
    </style:style>
    <style:style style:name="P9" style:family="paragraph" style:parent-style-name="UrbanTitle">
      <style:text-properties officeooo:paragraph-rsid="000af47c"/>
    </style:style>
    <style:style style:name="P10" style:family="paragraph" style:parent-style-name="UrbanTitle">
      <style:text-properties style:font-name="arial" officeooo:paragraph-rsid="000af47c"/>
    </style:style>
    <style:style style:name="P11" style:family="paragraph" style:parent-style-name="UrbanBody">
      <style:text-properties style:font-name="arial"/>
    </style:style>
    <style:style style:name="P12" style:family="paragraph" style:parent-style-name="UrbanBody" style:list-style-name="L1">
      <style:text-properties style:font-name="ari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1pt" fo:font-style="normal" style:text-underline-style="none" style:font-size-asian="11pt" style:font-style-asian="normal" style:font-name-complex="Arial" style:font-size-complex="11pt" style:font-style-complex="normal"/>
    </style:style>
    <style:style style:name="T12"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3"><text:span text:style-name="T14">do text</text:span></text:p><text:p text:style-name="P13"><text:span text:style-name="T14">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ext:p text:style-name="P3"><text:span text:style-name="T12">R</text:span><text:span text:style-name="T11">ECOMMANDÉ</text:span></text:p>
          </table:table-cell>
        </table:table-row>
      </table:table>
      <text:p text:style-name="P9"/>
      <text:p text:style-name="P10">Transmis de la décision concernant un permis d'urbanisation</text:p>
      <text:p text:style-name="P5"><text:span text:style-name="T13"/></text:p>
      <text:p text:style-name="P5"/>
      <text:p text:style-name="P5"><office:annotation><dc:creator>Gauthier Bastien</dc:creator><dc:date>2011-02-16T16:12:24</dc:date><text:p text:style-name="P13"><text:span text:style-name="T16">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5">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5"><text:span text:style-name="T5">Référence cadastrale</text:span> : <text:text-input text:description="Parcelles">self.getPortionOutsText()</text:text-input></text:p>
      <text:p text:style-name="P5"/>
      <text:p text:style-name="P6"/>
      <text:p text:style-name="P4"><text:span text:style-name="T3"><text:conditional-text text:condition="ooow:&quot;view.do_mailing()&quot;" text:string-value-if-true="&quot;mailed_data.getPersonTitleValue(short=True)&quot;" text:string-value-if-false="">mailed_data.getPersonTitleValue(short=True)</text:conditional-text></text:span><text:span text:style-name="T4"><text:s/></text:span><text:span text:style-name="T3"><text:conditional-text text:condition="ooow:&quot;view.do_mailing()&quot;" text:string-value-if-true="&quot;mailed_data.name1&quot;" text:string-value-if-false="">mailed_data.name1</text:conditional-text></text:span><text:span text:style-name="T4"><text:s/></text:span><text:span text:style-name="T3"><text:conditional-text text:condition="ooow:&quot;view.do_mailing()&quot;" text:string-value-if-true="&quot;mailed_data.name2&quot;" text:string-value-if-false="">mailed_data.name2</text:conditional-text></text:span><text:span text:style-name="T3">,</text:span></text:p>
      <text:p text:style-name="P5"/>
      <text:p text:style-name="P6"><text:span text:style-name="T6"><office:annotation><dc:creator>Gauthier Bastien</dc:creator><dc:date>2011-02-16T16:12:24</dc:date><text:p text:style-name="P13"><text:span text:style-name="T16">do text if urbanEventObj.getDecision() == '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octroy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6"><text:span text:style-name="T6"><office:annotation><dc:creator>Gauthier Bastien</dc:creator><dc:date>2011-02-16T16:12:24</dc:date><text:p text:style-name="P13"><text:span text:style-name="T15">do text if urbanEventObj.getDecision() == 'defavorable'</text:span></text:p></office:annotation></text:span><text:span text:style-name="T6">Nous avons l’honneur de porter à votre connaissance que le Gouvernement Wallon, a, en date du </text:span><text:span text:style-name="T6"><text:text-input text:description="Demandeurs">tool.formatDate(urbanEventObj.getDecisionDate())</text:text-input></text:span><text:span text:style-name="T6"><text:s/>refusé à </text:span><text:span text:style-name="T6"><text:text-input text:description="Demandeurs">self.getApplicantsSignaletic()</text:text-input></text:span><text:span text:style-name="T6"><text:s/>un permis d’urbanisation ayant pour objet </text:span><text:span text:style-name="T6"><text:text-input text:description="Objet des travaux">self.getLicenceSubject()</text:text-input></text:span><text:span text:style-name="T6"><text:s/>pour un bien sis </text:span><text:span text:style-name="T6"><text:text-input text:description="Situation des travaux">self.getWorkLocationSignaletic()</text:text-input></text:span><text:span text:style-name="T6">.</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La requête est datée et contient en application de l’article 1er du règlement de procédure :</text:p>
      <text:list xml:id="list2381823981" text:style-name="L1">
        <text:list-item>
          <text:p text:style-name="P12">Les nom, qualité ou siège de la partie requérante ;</text:p>
        </text:list-item>
        <text:list-item>
          <text:p text:style-name="P12">L’objet de la demande ou du recours et un exposé des faits et des moyens ;</text:p>
        </text:list-item>
        <text:list-item>
          <text:p text:style-name="P12">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P5"/>
      <text:p text:style-name="P5">Demeurant à votre disposition, nous vous prions d'agréer, [TITRE(S) ET NOM(S) <text:soft-page-break/>RÉCLAMANT(S)], nos salutations distinguées.</text:p>
      <text:p text:style-name="P5"/>
      <text:p text:style-name="P5"/>
      <text:p text:style-name="P5"/>
      <text:p text:style-name="P5"><office:annotation><dc:creator>Gauthier Bastien</dc:creator><dc:date>2011-01-13T14:56:41</dc:date><text:p text:style-name="P13"><text:span text:style-name="T14">do text</text:span></text:p><text:p text:style-name="P13"><text:span text:style-name="T14">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0:41.353901500</dc:date>
    <dc:language>fr-FR</dc:language>
    <meta:editing-cycles>149</meta:editing-cycles>
    <meta:editing-duration>P2DT7H53M13S</meta:editing-duration>
    <meta:document-statistic meta:table-count="1" meta:image-count="0" meta:object-count="0" meta:page-count="2" meta:paragraph-count="23" meta:word-count="341" meta:character-count="2423" meta:non-whitespace-character-count="2140"/>
    <meta:user-defined meta:name="Info 1"/>
    <meta:user-defined meta:name="Info 2"/>
    <meta:user-defined meta:name="Info 3"/>
    <meta:user-defined meta:name="Info 4"/>
  </office:meta>
</office:document-meta>
</file>